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ConnectionHandle.SimpleConnectionHandle( Connection 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ConnectionHandl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onnectionHandle.get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